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32pt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Arial" fo:font-size="6pt" style:font-size-asian="6pt" style:font-size-complex="6pt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UAF Department of Mechanical Engineering’s</text:p>
      <text:p text:style-name="P2">Unofficial Updated, Annotated &amp; Expanded</text:p>
      <text:p text:style-name="P5"/>
      <text:p text:style-name="P3">ME 415: Thermal Systems Laboratory Manual</text:p>
      <text:p text:style-name="P5"/>
      <text:p text:style-name="P4">2011 Edition</text:p>
      <text:p text:style-name="P2"/>
      <text:p text:style-name="P1"/>
      <text:p text:style-name="P2">H. Bargar, D. Das, J. Holbrook, R. Johnson, S. Kim &amp; J. Zarl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shua Holbrook</meta:initial-creator>
    <meta:creation-date>2011-05-17T22:50:56</meta:creation-date>
    <dc:date>2011-05-17T23:16:57</dc:date>
    <dc:creator>Joshua Holbrook</dc:creator>
    <meta:editing-duration>PT00H15M25S</meta:editing-duration>
    <meta:editing-cycles>3</meta:editing-cycles>
    <meta:generator>OpenOffice.org/3.1$Linux OpenOffice.org_project/310m19$Build-9420</meta:generator>
    <meta:printed-by>Joshua Holbrook</meta:printed-by>
    <meta:print-date>2011-05-17T23:16:44</meta:print-date>
    <meta:document-statistic meta:table-count="0" meta:image-count="0" meta:object-count="0" meta:page-count="1" meta:paragraph-count="5" meta:word-count="31" meta:character-count="198"/>
  </office:meta>
</office:document-meta>
</file>